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.0835in" fo:text-align="start" style:justify-single-word="false"/>
    </style:style>
    <style:style style:name="P4" style:family="paragraph" style:parent-style-name="Heading_20_1" style:master-page-name="Standard">
      <style:paragraph-properties fo:margin-top="0.1665in" fo:margin-bottom="0.0835in" fo:text-align="center" style:justify-single-word="false" style:page-number="auto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Text_20_body" style:list-style-name="WW8Num2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laces in Puerto Rico</text:h>
      <text:h text:style-name="P5" text:outline-level="2">Technology Summary</text:h>
      <text:p text:style-name="P1">This is a web site where you can upload images in the form of pictures and also comments about places the user has visited in the Island of Puerto Rico.</text:p>
      <text:h text:style-name="P6" text:outline-level="3">The application uses the following technologies:</text:h>
      <text:list xml:id="list1205776047293421774" text:style-name="WW8Num2">
        <text:list-item>
          <text:p text:style-name="P7">HTML</text:p>
        </text:list-item>
        <text:list-item>
          <text:p text:style-name="P7">CSS</text:p>
        </text:list-item>
        <text:list-item>
          <text:p text:style-name="P7">BootStrap</text:p>
        </text:list-item>
        <text:list-item>
          <text:p text:style-name="P7">JavaScript</text:p>
        </text:list-item>
        <text:list-item>
          <text:p text:style-name="P7">RESTful routing pattern</text:p>
        </text:list-item>
        <text:list-item>
          <text:p text:style-name="P7">Node.js – used as JavaScript runtime</text:p>
        </text:list-item>
        <text:list-item>
          <text:p text:style-name="P7">Express – used as the Web Framework for routing</text:p>
        </text:list-item>
        <text:list-item>
          <text:p text:style-name="P7">Git – used for version control</text:p>
        </text:list-item>
        <text:list-item>
          <text:p text:style-name="P7">Connect-Flash – used to display error messages and alerts</text:p>
        </text:list-item>
        <text:list-item>
          <text:p text:style-name="P7">Express Session – used with Connect-Flash</text:p>
        </text:list-item>
        <text:list-item>
          <text:p text:style-name="P7">Cloudinary – used to store images in the Cloud</text:p>
        </text:list-item>
        <text:list-item>
          <text:p text:style-name="P7">dotenv – used to manage environment variables</text:p>
        </text:list-item>
        <text:list-item>
          <text:p text:style-name="P7">Moment JS – used to time stamp the images</text:p>
        </text:list-item>
        <text:list-item>
          <text:p text:style-name="P7">MongoDB and Mongoose – used for database support, storage and persistence</text:p>
        </text:list-item>
        <text:list-item>
          <text:p text:style-name="P7">Multer JS – used as part of the image storage and process </text:p>
        </text:list-item>
        <text:list-item>
          <text:p text:style-name="P7">Passport, Passport-local and Passport-local-mongoose – used for user authentication and authorization </text:p>
        </text:list-item>
      </text:list>
      <text:p text:style-name="P1"/>
      <text:h text:style-name="P6" text:outline-level="3">Instructions</text:h>
      <text:p text:style-name="P2"/>
      <text:p text:style-name="P1">Set environment variables DATABASEURL, CLOUDINARY_API_KEY, and CLOUDINARY_API_SECRET LOCALLY using dotenv package. <text:s/>To get the correct values for these environment variables visit cloudinary.com <text:s/>values are located in the Dashboard page. <text:s/></text:p>
      <text:p text:style-name="P1">TO START THE MONGODB SERVER from command line type - /usr/local/bin/mongodb/mongod</text:p>
      <text:p text:style-name="P1">To run the app use nodemon or node app.j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ruz</meta:initial-creator>
    <meta:creation-date>2019-09-24T09:10:33</meta:creation-date>
    <meta:editing-duration>P23DT22H35M24S</meta:editing-duration>
    <meta:generator>OpenOffice/4.1.7$Unix OpenOffice.org_project/417m1$Build-9800</meta:generator>
    <dc:date>2019-10-31T14:50:56</dc:date>
    <dc:creator>Rafael Cruz</dc:creator>
    <meta:editing-cycles>2</meta:editing-cycles>
    <meta:document-statistic meta:table-count="0" meta:image-count="0" meta:object-count="0" meta:page-count="1" meta:paragraph-count="24" meta:word-count="210" meta:character-count="1278"/>
  </office:meta>
</office:document-meta>
</file>